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27/09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MARCENARO BARRENECHEA LUIS RODOLFO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15860883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BARRANCA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34577990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MARCENARO BARRENECHEA LUIS RODOLFO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15860883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34 577 990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05/10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>15860883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2.7</text:p>
          </table:table-cell>
          <table:table-cell table:style-name="Tableau1.A2" office:value-type="string">
            <text:p text:style-name="P7">100</text:p>
          </table:table-cell>
          <table:table-cell table:style-name="Tableau1.D2" office:value-type="string">
            <text:p text:style-name="P8">27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27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Banco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27/09/2021</text:p>
          </table:table-cell>
          <table:table-cell table:style-name="Tabla2.A3" office:value-type="string">
            <text:p text:style-name="P22">603066</text:p>
          </table:table-cell>
          <table:table-cell table:style-name="Tabla2.D3" office:value-type="string">
            <text:p text:style-name="P23">27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09-0758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27T23:41:05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